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Indiana St. (1-4)</text:p>
          </table:table-cell>
          <table:table-cell office:value-type="string">
            <text:p>19</text:p>
          </table:table-cell>
          <table:table-cell office:value-type="string">
            <text:p>24</text:p>
          </table:table-cell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Omaha (1-4)</text:p>
          </table:table-cell>
          <table:table-cell office:value-type="string">
            <text:p>25</text:p>
          </table:table-cell>
          <table:table-cell office:value-type="string">
            <text:p>26</text:p>
          </table:table-cell>
          <table:table-cell office:value-type="string">
            <text:p>23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Indiana St.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34</text:p>
          </table:table-cell>
          <table:table-cell office:value-type="string">
            <text:p>.176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44</text:p>
          </table:table-cell>
          <table:table-cell office:value-type="string">
            <text:p>.27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36</text:p>
          </table:table-cell>
          <table:table-cell office:value-type="string">
            <text:p>.333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41</text:p>
          </table:table-cell>
          <table:table-cell office:value-type="string">
            <text:p>.073</text:p>
          </table:table-cell>
        </table:table-row>
        <table:table-row>
          <table:table-cell office:value-type="string">
            <text:p>Omah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41</text:p>
          </table:table-cell>
          <table:table-cell office:value-type="string">
            <text:p>.293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40</text:p>
          </table:table-cell>
          <table:table-cell office:value-type="string">
            <text:p>.25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40</text:p>
          </table:table-cell>
          <table:table-cell office:value-type="string">
            <text:p>.25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42</text:p>
          </table:table-cell>
          <table:table-cell office:value-type="string">
            <text:p>.238</text:p>
          </table:table-cell>
        </table:table-row>
      </table:table>
      <table:table table:name="Sheet 2">
        <table:table-row>
          <table:table-cell office:value-type="string">
            <text:p>Indiana St.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cek, Makenzi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Bindernagel, Steph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Peterson, Sarah 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40</text:p>
          </table:table-cell>
          <table:table-cell office:value-type="string">
            <text:p>.17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Carenza, Chlo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Wilkins, Lindsey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Johnson, Damadj 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7</text:p>
          </table:table-cell>
          <table:table-cell office:value-type="string">
            <text:p>22</text:p>
          </table:table-cell>
          <table:table-cell office:value-type="string">
            <text:p>.13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Griffin, Rachel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.111</text:p>
          </table:table-cell>
          <table:table-cell office:value-type="string">
            <text:p>4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Toombs, Alex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.4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Gross, Laura 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49</text:p>
          </table:table-cell>
          <table:table-cell office:value-type="string">
            <text:p>.26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York, Jad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White, Nikkie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.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Hemmen, Paige 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2</text:p>
          </table:table-cell>
          <table:table-cell office:value-type="string">
            <text:p>19</text:p>
          </table:table-cell>
          <table:table-cell office:value-type="string">
            <text:p>155</text:p>
          </table:table-cell>
          <table:table-cell office:value-type="string">
            <text:p>.213</text:p>
          </table:table-cell>
          <table:table-cell office:value-type="string">
            <text:p>47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73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2.0</text:p>
          </table:table-cell>
        </table:table-row>
      </table:table>
      <table:table table:name="Sheet 3">
        <table:table-row>
          <table:table-cell office:value-type="string">
            <text:p>Omah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ydney O'Shaughnessy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.300</text:p>
          </table:table-cell>
          <table:table-cell office:value-type="string">
            <text:p>43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hloe Dousette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43</text:p>
          </table:table-cell>
          <table:table-cell office:value-type="string">
            <text:p>.186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Bella Sade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.47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Mountjoy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nna Blaschko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9</text:p>
          </table:table-cell>
          <table:table-cell office:value-type="string">
            <text:p>.10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ackenzie Horkey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40</text:p>
          </table:table-cell>
          <table:table-cell office:value-type="string">
            <text:p>.17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Meagen Roth 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30</text:p>
          </table:table-cell>
          <table:table-cell office:value-type="string">
            <text:p>.40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8</text:p>
          </table:table-cell>
          <table:table-cell office:value-type="string">
            <text:p>16</text:p>
          </table:table-cell>
          <table:table-cell office:value-type="string">
            <text:p>163</text:p>
          </table:table-cell>
          <table:table-cell office:value-type="string">
            <text:p>.258</text:p>
          </table:table-cell>
          <table:table-cell office:value-type="string">
            <text:p>52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71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3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